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81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frame draw:id="id63" draw:style-name="a381" draw:name="Imagen 5" svg:x="2.93186in" svg:y="1.30915in" svg:width="7.31172in" svg:height="3.81153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Imagen 7" svg:x="4.46496in" svg:y="0.24305in" svg:width="4.24552in" svg:height="1.0661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7" draw:name="CuadroTexto 8" svg:x="3.38596in" svg:y="5.12068in" svg:width="6.40351in" svg:height="0.63952in">
          <draw:text-box>
            <text:p text:style-name="a386" text:class-names="" text:cond-style-name=""><text:span text:style-name="a383" text:class-names=""><text:a xlink:href="https://pafyc.uclm.es/" text:style-name="" text:visited-style-name="">https://pafyc.uclm.es/</text:a></text:span><text:span text:style-name="a384" text:class-names=""><text:s text:c="1"/></text:span><text:span text:style-name="a38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ción de PowerPoint</dc:title>
    <meta:initial-creator>David Hernández López</meta:initial-creator>
    <dc:creator>David Hernández López</dc:creator>
    <meta:creation-date>2023-04-19T16:23:07Z</meta:creation-date>
    <dc:date>2023-04-19T16:44:20Z</dc:date>
    <meta:editing-cycles>1</meta:editing-cycles>
    <meta:editing-duration>PT1273S</meta:editing-duration>
    <meta:document-statistic meta:paragraph-count="1" meta:word-count="8"/>
  </office:meta>
</office:document-meta>
</file>